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kingJob.setMethodInvoker( MethodInvoker method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getTargetCla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InvokingJobDetail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postProcessJobDetail(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vokingJobDetailFactory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InvokingJobDetail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.executeInternal( JobExecu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InvokingJobDetailFactoryBean.setTargetBeanName(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getTar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InvokingJobDetailFactoryBean.setConcurrent( boolean concur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JobDetail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